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style:min-row-height="1.799cm"/>
    </style:style>
    <style:style style:name="Tabla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a1.2" style:family="table-row">
      <style:table-row-properties style:min-row-height="1.974cm"/>
    </style:style>
    <style:style style:name="Tabla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3" style:family="table-row">
      <style:table-row-properties style:min-row-height="1.916cm"/>
    </style:style>
    <style:style style:name="Tabla1.B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3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B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a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B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a1.C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rsid="000e9d0f" officeooo:paragraph-rsid="000e9d0f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e9d0f" officeooo:paragraph-rsid="000e9d0f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e9d0f" officeooo:paragraph-rsid="000e9d0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e9d0f" officeooo:paragraph-rsid="001593d7" style:font-size-asian="10.5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2f24" officeooo:paragraph-rsid="00122f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7dfa" officeooo:paragraph-rsid="00147d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583" officeooo:paragraph-rsid="001685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8583" officeooo:paragraph-rsid="001a7a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592f" officeooo:paragraph-rsid="0017592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acf2" officeooo:paragraph-rsid="0017ac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c444" officeooo:paragraph-rsid="0018c4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47df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47dfa"/>
    </style:style>
    <style:style style:name="T4" style:family="text">
      <style:text-properties style:text-position="sub 58%" officeooo:rsid="00168583"/>
    </style:style>
    <style:style style:name="T5" style:family="text">
      <style:text-properties style:text-position="sub 58%" officeooo:rsid="0017592f"/>
    </style:style>
    <style:style style:name="T6" style:family="text">
      <style:text-properties officeooo:rsid="001593d7"/>
    </style:style>
    <style:style style:name="T7" style:family="text">
      <style:text-properties officeooo:rsid="00168583"/>
    </style:style>
    <style:style style:name="T8" style:family="text">
      <style:text-properties officeooo:rsid="0017592f"/>
    </style:style>
    <style:style style:name="T9" style:family="text">
      <style:text-properties officeooo:rsid="001a7a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bén Comerón Galán</text:p>
      <text:p text:style-name="P1"/>
      <text:p text:style-name="P2">Práctica 4-Sumador RCA</text:p>
      <text:p text:style-name="P3"/>
      <text:p text:style-name="P3"/>
      <text:p text:style-name="P3"/>
      <text:p text:style-name="P3">El modelo VHDL del sumador compuesto por semisumadores es:</text:p>
      <text:p text:style-name="P3"/>
      <text:p text:style-name="P3">ENTITY RCA IS</text:p>
      <text:p text:style-name="P3"><text:tab/>GENERIC (n: INTEGER:=8);</text:p>
      <text:p text:style-name="P3"><text:tab/>PORT(x_in, y_in: IN BIT_VECTOR(n-1 downto 0); c_in: IN BIT; sal: OUT BIT_VECTOR(n-1 downto 0); c_out: OUT BIT);</text:p>
      <text:p text:style-name="P3">END RCA;</text:p>
      <text:p text:style-name="P3"/>
      <text:p text:style-name="P3">ARCHITECTURE estructural OF RCA IS</text:p>
      <text:p text:style-name="P3"><text:tab/>COMPONENT sumador</text:p>
      <text:p text:style-name="P3"><text:tab/><text:tab/>PORT (x, y, c_in: IN BIT; s, c_out:OUT BIT);</text:p>
      <text:p text:style-name="P3"><text:tab/>END COMPONENT;</text:p>
      <text:p text:style-name="P3"><text:tab/></text:p>
      <text:p text:style-name="P3"><text:tab/>FOR primero, intermedios, ultimos: sumador USE ENTITY WORK.sumador(estructural);</text:p>
      <text:p text:style-name="P3"><text:tab/>SIGNAL c_inside: BIT_VECTOR(n-1 downto 0);</text:p>
      <text:p text:style-name="P3">BEGIN</text:p>
      <text:p text:style-name="P3"><text:tab/>G: FOR i IN 0 TO n-1 GENERATE</text:p>
      <text:p text:style-name="P3"><text:tab/><text:tab/>lsb: IF i = 0 GENERATE</text:p>
      <text:p text:style-name="P3"><text:tab/><text:tab/><text:tab/>primero: sumador PORT MAP(x_in(0), y_in(0), c_in, sal(0), c_inside(0));</text:p>
      <text:p text:style-name="P3"><text:tab/><text:tab/>END GENERATE lsb;</text:p>
      <text:p text:style-name="P3"><text:tab/><text:tab/></text:p>
      <text:p text:style-name="P3"><text:tab/><text:tab/>siguientes: IF i &gt; 0 AND i &lt; n-1 GENERATE</text:p>
      <text:p text:style-name="P3"><text:tab/><text:tab/><text:tab/>intermedios: sumador PORT MAP(x_in(i), y_in(i), c_inside(i-1), sal(i), c_inside(i));</text:p>
      <text:p text:style-name="P3"><text:tab/><text:tab/>END GENERATE siguientes;</text:p>
      <text:p text:style-name="P3"><text:tab/><text:tab/></text:p>
      <text:p text:style-name="P3"><text:tab/><text:tab/>msb: IF i = n-1 GENERATE</text:p>
      <text:p text:style-name="P3"><text:tab/><text:tab/><text:tab/>ultimos: sumador PORT MAP(x_in(i), y_in(i), c_inside(i-1), sal(i), c_out);</text:p>
      <text:p text:style-name="P3"><text:tab/><text:tab/>END GENERATE msb;</text:p>
      <text:p text:style-name="P3"><text:tab/>END GENERATE G;</text:p>
      <text:p text:style-name="P3">END estructural;</text:p>
      <text:p text:style-name="P3"/>
      <text:p text:style-name="P3"/>
      <text:p text:style-name="P3"/>
      <text:p text:style-name="P3"/>
      <text:p text:style-name="P3">El modelo VHDL del sumador compuesto por suma de productos es:</text:p>
      <text:p text:style-name="P3"/>
      <text:p text:style-name="P3"/>
      <text:p text:style-name="P3">ENTITY RCA IS</text:p>
      <text:p text:style-name="P3"><text:tab/>GENERIC (n: INTEGER:=8);</text:p>
      <text:p text:style-name="P3"><text:tab/>PORT(x_in, y_in: IN BIT_VECTOR(n-1 downto 0); c_in: IN BIT; sal: OUT BIT_VECTOR(n-1 downto 0); c_out: OUT BIT);</text:p>
      <text:p text:style-name="P3">END ENTITY;</text:p>
      <text:p text:style-name="P3"/>
      <text:p text:style-name="P3">ARCHITECTURE estructural OF RCA IS</text:p>
      <text:p text:style-name="P3"><text:tab/>COMPONENT sumador</text:p>
      <text:p text:style-name="P3"><text:soft-page-break/><text:tab/><text:tab/>PORT (x, y, c_in: IN BIT; s, c_out:OUT BIT);</text:p>
      <text:p text:style-name="P3"><text:tab/>END COMPONENT;</text:p>
      <text:p text:style-name="P3"><text:tab/>COMPONENT and3</text:p>
      <text:p text:style-name="P3"><text:tab/><text:tab/>PORT (e1, e2, e3: IN BIT; sal: OUT BIT);</text:p>
      <text:p text:style-name="P3"><text:tab/>END COMPONENT;</text:p>
      <text:p text:style-name="P3"><text:tab/>COMPONENT or4</text:p>
      <text:p text:style-name="P3"><text:tab/><text:tab/>PORT (e1, e2, e3, e4: IN BIT; sal: OUT BIT);</text:p>
      <text:p text:style-name="P3"><text:tab/>END COMPONENT;</text:p>
      <text:p text:style-name="P3"><text:tab/>COMPONENT not2</text:p>
      <text:p text:style-name="P3"><text:tab/><text:tab/>PORT (e: IN BIT; sal: OUT BIT);</text:p>
      <text:p text:style-name="P3"><text:tab/>END COMPONENT;</text:p>
      <text:p text:style-name="P3"><text:tab/>SIGNAL c_aux: BIT_VECTOR(n-1 downto 0);</text:p>
      <text:p text:style-name="P3">BEGIN</text:p>
      <text:p text:style-name="P3"><text:tab/>G: FOR i IN 0 TO n-1 GENERATE</text:p>
      <text:p text:style-name="P3"><text:tab/><text:tab/>lsb: IF i = 0 GENERATE</text:p>
      <text:p text:style-name="P3"><text:tab/><text:tab/><text:tab/>primeros: sumador PORT MAP(x_in(0), y_in(0), c_in, sal(0), c_aux(0));</text:p>
      <text:p text:style-name="P3"><text:tab/><text:tab/>END GENERATE lsb;</text:p>
      <text:p text:style-name="P3"><text:tab/><text:tab/></text:p>
      <text:p text:style-name="P3"><text:tab/><text:tab/>siguientes: IF i &gt; 0 AND i &lt; n-1 GENERATE</text:p>
      <text:p text:style-name="P3"><text:tab/><text:tab/><text:tab/>intermedios: sumador PORT MAP(x_in(i), y_in(i), c_aux(i-1), sal(i), c_aux(i));</text:p>
      <text:p text:style-name="P3"><text:tab/><text:tab/>END GENERATE siguientes;</text:p>
      <text:p text:style-name="P3"><text:tab/><text:tab/></text:p>
      <text:p text:style-name="P3"><text:tab/><text:tab/>msb: IF i = n-1 GENERATE</text:p>
      <text:p text:style-name="P3"><text:tab/><text:tab/><text:tab/>primeros: sumador PORT MAP(x_in(i), y_in(i), c_aux(i-1), sal(i), c_out);</text:p>
      <text:p text:style-name="P3"><text:tab/><text:tab/>END GENERATE msb;</text:p>
      <text:p text:style-name="P3"><text:tab/>END GENERATE G;</text:p>
      <text:p text:style-name="P3">END estructural;</text:p>
      <text:p text:style-name="P3"/>
      <text:p text:style-name="P3"/>
      <text:p text:style-name="P3"/>
      <text:p text:style-name="P3"/>
      <text:p text:style-name="P3">EL test-bench utilizado para ambos sumadores es:</text:p>
      <text:p text:style-name="P3"/>
      <text:p text:style-name="P3"/>
      <text:p text:style-name="P3">ENTITY tb_RCA IS</text:p>
      <text:p text:style-name="P3">END tb_RCA;</text:p>
      <text:p text:style-name="P3"/>
      <text:p text:style-name="P3">ARCHITECTURE estructural OF tb_RCA IS</text:p>
      <text:p text:style-name="P3"><text:tab/>COMPONENT RCA</text:p>
      <text:p text:style-name="P3"><text:tab/><text:tab/>GENERIC (n: INTEGER:=8);</text:p>
      <text:p text:style-name="P3"><text:tab/><text:tab/>PORT(x_in, y_in: IN BIT_VECTOR(n-1 downto 0);</text:p>
      <text:p text:style-name="P3"><text:tab/><text:tab/> <text:s text:c="4"/>c_in: IN BIT;</text:p>
      <text:p text:style-name="P3"><text:tab/><text:tab/> <text:s text:c="4"/>sal: OUT BIT_VECTOR(n-1 downto 0);</text:p>
      <text:p text:style-name="P3"><text:tab/><text:tab/> <text:s text:c="4"/>c_out: OUT BIT);</text:p>
      <text:p text:style-name="P3"><text:tab/>END COMPONENT;</text:p>
      <text:p text:style-name="P3"/>
      <text:p text:style-name="P3"><text:tab/>FOR componente: RCA USE ENTITY WORK.RCA(estructural);</text:p>
      <text:p text:style-name="P3"><text:tab/></text:p>
      <text:p text:style-name="P3"><text:tab/>CONSTANT TAMANO_PALABRA: integer := 2;</text:p>
      <text:p text:style-name="P3"><text:tab/></text:p>
      <text:p text:style-name="P3"><text:tab/>SIGNAL a, b, r: BIT_VECTOR(TAMANO_PALABRA-1 downto 0);</text:p>
      <text:p text:style-name="P3"><text:soft-page-break/><text:tab/>SIGNAL cin, cout, marca: BIT;</text:p>
      <text:p text:style-name="P3"><text:tab/></text:p>
      <text:p text:style-name="P3">BEGIN</text:p>
      <text:p text:style-name="P3"><text:tab/></text:p>
      <text:p text:style-name="P3"><text:tab/>componente: RCA GENERIC MAP (TAMANO_PALABRA) PORT MAP (A, B, Cin, R, Cout);</text:p>
      <text:p text:style-name="P3"><text:tab/></text:p>
      <text:p text:style-name="P3"><text:tab/>PROCESS</text:p>
      <text:p text:style-name="P3"><text:tab/>VARIABLE valor, i, j, n: INTEGER;</text:p>
      <text:p text:style-name="P3"><text:tab/>BEGIN</text:p>
      <text:p text:style-name="P3"><text:tab/><text:tab/></text:p>
      <text:p text:style-name="P3"><text:tab/><text:tab/>valor:=0;</text:p>
      <text:p text:style-name="P3"><text:tab/><text:tab/>i:=0;</text:p>
      <text:p text:style-name="P3"><text:tab/><text:tab/>j:=0;</text:p>
      <text:p text:style-name="P3"><text:tab/><text:tab/>n:=0;</text:p>
      <text:p text:style-name="P3"><text:tab/><text:tab/>A&lt;=(others=&gt;'0');</text:p>
      <text:p text:style-name="P3"><text:tab/><text:tab/>B&lt;=(others=&gt;'0');</text:p>
      <text:p text:style-name="P3"><text:tab/><text:tab/>Cin&lt;='0';</text:p>
      <text:p text:style-name="P3"><text:tab/><text:tab/>marca&lt;='0';</text:p>
      <text:p text:style-name="P3"><text:tab/><text:tab/>WAIT FOR TAMANO_PALABRA*10 ns;</text:p>
      <text:p text:style-name="P3"><text:tab/><text:tab/>A&lt;=(others=&gt;'1');</text:p>
      <text:p text:style-name="P3"><text:tab/><text:tab/>Cin&lt;='1';</text:p>
      <text:p text:style-name="P4"><text:tab/><text:tab/>marca&lt;='<text:span text:style-name="T6">1</text:span>';</text:p>
      <text:p text:style-name="P3"><text:tab/><text:tab/>WAIT UNTIL Cout='1' AND R(TAMANO_PALABRA-1)='0';</text:p>
      <text:p text:style-name="P3"><text:tab/><text:tab/>marca&lt;='<text:span text:style-name="T6">0</text:span>';</text:p>
      <text:p text:style-name="P3"/>
      <text:p text:style-name="P3"/>
      <text:p text:style-name="P3"><text:tab/><text:tab/>FOR k IN A'RANGE LOOP</text:p>
      <text:p text:style-name="P3"><text:tab/><text:tab/><text:tab/>IF A(k)='1' THEN</text:p>
      <text:p text:style-name="P3"><text:tab/><text:tab/><text:tab/><text:tab/>i:=i+2**k;</text:p>
      <text:p text:style-name="P3"><text:tab/><text:tab/><text:tab/>END IF;</text:p>
      <text:p text:style-name="P3"><text:tab/><text:tab/>END LOOP;</text:p>
      <text:p text:style-name="P3"><text:tab/><text:tab/>FOR k IN B'RANGE LOOP</text:p>
      <text:p text:style-name="P3"><text:tab/><text:tab/><text:tab/>IF B(k)='1' THEN</text:p>
      <text:p text:style-name="P3"><text:tab/><text:tab/><text:tab/><text:tab/>j:=j+2**k;</text:p>
      <text:p text:style-name="P3"><text:tab/><text:tab/><text:tab/>END IF;</text:p>
      <text:p text:style-name="P3"><text:tab/><text:tab/>END LOOP;</text:p>
      <text:p text:style-name="P3"><text:tab/><text:tab/>IF Cin='1' THEN</text:p>
      <text:p text:style-name="P3"><text:tab/><text:tab/><text:tab/>valor:=valor+1;</text:p>
      <text:p text:style-name="P3"><text:tab/><text:tab/><text:tab/>n:=1;</text:p>
      <text:p text:style-name="P3"><text:tab/><text:tab/>ELSE</text:p>
      <text:p text:style-name="P3"><text:tab/><text:tab/><text:tab/>n:=0;</text:p>
      <text:p text:style-name="P3"><text:tab/><text:tab/>END IF;</text:p>
      <text:p text:style-name="P3"><text:tab/><text:tab/>FOR k IN R'RANGE LOOP</text:p>
      <text:p text:style-name="P3"><text:tab/><text:tab/><text:tab/>IF R(k)='1' THEN</text:p>
      <text:p text:style-name="P3"><text:tab/><text:tab/><text:tab/><text:tab/>valor:=valor+2**k;</text:p>
      <text:p text:style-name="P3"><text:tab/><text:tab/><text:tab/>END IF;</text:p>
      <text:p text:style-name="P3"><text:tab/><text:tab/>END LOOP;</text:p>
      <text:p text:style-name="P3"><text:tab/><text:tab/></text:p>
      <text:p text:style-name="P3"><text:tab/><text:tab/>IF Cout='1' THEN</text:p>
      <text:p text:style-name="P3"><text:tab/><text:tab/><text:tab/>valor:=valor+2**TAMANO_PALABRA;</text:p>
      <text:p text:style-name="P3"><text:tab/><text:tab/>END IF;</text:p>
      <text:p text:style-name="P3"><text:soft-page-break/><text:tab/><text:tab/></text:p>
      <text:p text:style-name="P3"><text:tab/><text:tab/>ASSERT valor=i+j REPORT "resultado incorrecto" SEVERITY ERROR;</text:p>
      <text:p text:style-name="P3"><text:tab/><text:tab/>WAIT FOR 2 ns;</text:p>
      <text:p text:style-name="P3"><text:tab/><text:tab/>WAIT;</text:p>
      <text:p text:style-name="P3"/>
      <text:p text:style-name="P3"><text:tab/>END PROCESS;</text:p>
      <text:p text:style-name="P3">END estructural;</text:p>
      <text:p text:style-name="P3"/>
      <text:p text:style-name="P3"/>
      <text:p text:style-name="P3"/>
      <text:p text:style-name="P3"/>
      <table:table table:name="Tabla1" table:style-name="Tabla1" table:template-name="Académico">
        <table:table-column table:style-name="Tabla1.A" table:number-columns-repeated="3"/>
        <table:table-row table:style-name="Tabla1.1"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6"/>
            <text:p text:style-name="P6">Semisumadores</text:p>
          </table:table-cell>
          <table:table-cell table:style-name="Tabla1.A1" office:value-type="string">
            <text:p text:style-name="P6"/>
            <text:p text:style-name="P6">Suma de productos</text:p>
          </table:table-cell>
        </table:table-row>
        <table:table-row table:style-name="Tabla1.2">
          <table:table-cell table:style-name="Tabla1.A2" office:value-type="string">
            <text:p text:style-name="P6"/>
            <text:p text:style-name="P6">RTL</text:p>
          </table:table-cell>
          <table:table-cell table:style-name="Tabla1.B2" office:value-type="string">
            <text:p text:style-name="P5"/>
            <text:p text:style-name="P11">11<text:span text:style-name="T1">r</text:span><text:span text:style-name="T3">RTL</text:span></text:p>
          </table:table-cell>
          <table:table-cell table:style-name="Tabla1.C2" office:value-type="string">
            <text:p text:style-name="P7"/>
            <text:p text:style-name="P7">9r<text:span text:style-name="T2">RTL</text:span></text:p>
          </table:table-cell>
        </table:table-row>
        <table:table-row table:style-name="Tabla1.3">
          <table:table-cell table:style-name="Tabla1.A2" office:value-type="string">
            <text:p text:style-name="P6"/>
            <text:p text:style-name="P6">ECL</text:p>
          </table:table-cell>
          <table:table-cell table:style-name="Tabla1.B3" office:value-type="string">
            <text:p text:style-name="P5"/>
            <text:p text:style-name="P9"><text:span text:style-name="T9">5</text:span>r<text:span text:style-name="T2">ECL</text:span></text:p>
          </table:table-cell>
          <table:table-cell table:style-name="Tabla1.C3" office:value-type="string">
            <text:p text:style-name="P5"/>
            <text:p text:style-name="P8">5r<text:span text:style-name="T2">ECL</text:span></text:p>
          </table:table-cell>
        </table:table-row>
        <table:table-row table:style-name="Tabla1.1">
          <table:table-cell table:style-name="Tabla1.A2" office:value-type="string">
            <text:p text:style-name="P6"/>
            <text:p text:style-name="P6">TTL</text:p>
          </table:table-cell>
          <table:table-cell table:style-name="Tabla1.B4" office:value-type="string">
            <text:p text:style-name="P5"/>
            <text:p text:style-name="P11">11<text:span text:style-name="T7">r</text:span><text:span text:style-name="T4">TTL</text:span></text:p>
          </table:table-cell>
          <table:table-cell table:style-name="Tabla1.C4" office:value-type="string">
            <text:p text:style-name="P5"/>
            <text:p text:style-name="P8">9r<text:span text:style-name="T2">TTL</text:span></text:p>
          </table:table-cell>
        </table:table-row>
        <table:table-row table:style-name="Tabla1.1">
          <table:table-cell table:style-name="Tabla1.A5" office:value-type="string">
            <text:p text:style-name="P6"/>
            <text:p text:style-name="P6">CMOS</text:p>
          </table:table-cell>
          <table:table-cell table:style-name="Tabla1.B5" office:value-type="string">
            <text:p text:style-name="P5"/>
            <text:p text:style-name="P12">10<text:span text:style-name="T8">r</text:span><text:span text:style-name="T5">CMOS</text:span></text:p>
          </table:table-cell>
          <table:table-cell table:style-name="Tabla1.C5" office:value-type="string">
            <text:p text:style-name="P5"/>
            <text:p text:style-name="P10">9r<text:span text:style-name="T2">CMOS</text:span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style:style style:name="Académico.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2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émico.3" style:family="table-cell" style:data-style-name="N20100">
      <style:table-cell-properties fo:padding="0cm" fo:padding-left="0cm" fo:padding-right="0cm" fo:padding-top="0cm" fo:padding-bottom="0cm"/>
    </style:style>
    <style:style style:name="Académico.4" style:family="table-cell" style:data-style-name="N20000">
      <style:table-cell-properties fo:padding="0cm" fo:padding-left="0cm" fo:padding-right="0cm" fo:padding-top="0cm" fo:padding-bottom="0cm"/>
    </style:style>
    <style:style style:name="Académico.5" style:family="table-cell" style:data-style-name="N20000">
      <style:table-cell-properties fo:padding="0cm" fo:padding-left="0cm" fo:padding-right="0cm" fo:padding-top="0cm" fo:padding-bottom="0cm"/>
    </style:style>
    <style:style style:name="Académico.6" style:family="table-cell" style:data-style-name="N20100">
      <style:table-cell-properties fo:padding="0cm" fo:padding-left="0cm" fo:padding-right="0cm" fo:padding-top="0cm" fo:padding-bottom="0cm"/>
    </style:style>
    <style:style style:name="Académico.7" style:family="table-cell" style:data-style-name="N20000">
      <style:table-cell-properties fo:padding="0cm" fo:padding-left="0cm" fo:padding-right="0cm" fo:padding-top="0cm" fo:padding-bottom="0cm"/>
    </style:style>
    <style:style style:name="Académico.8" style:family="table-cell" style:data-style-name="N20000">
      <style:table-cell-properties fo:padding="0cm" fo:padding-left="0cm" fo:padding-right="0cm" fo:padding-top="0cm" fo:padding-bottom="0cm"/>
    </style:style>
    <style:style style:name="Académico.9" style:family="table-cell" style:data-style-name="N20000">
      <style:table-cell-properties fo:padding="0cm" fo:padding-left="0cm" fo:padding-right="0cm" fo:padding-top="0cm" fo:padding-bottom="0cm"/>
    </style:style>
    <style:style style:name="Académico.10" style:family="table-cell" style:data-style-name="N20000">
      <style:table-cell-properties fo:padding="0cm" fo:padding-left="0cm" fo:padding-right="0cm" fo:padding-top="0cm" fo:padding-bottom="0cm"/>
    </style:style>
    <style:style style:name="Académico.11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12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13" style:family="table-cell" style:data-style-name="N20100">
      <style:table-cell-properties fo:border-bottom="0.74pt solid #000000" fo:padding="0cm" fo:padding-left="0cm" fo:padding-right="0cm" fo:padding-top="0cm" fo:padding-bottom="0cm"/>
    </style:style>
    <style:style style:name="Académico.14" style:family="table-cell" style:data-style-name="N20000">
      <style:table-cell-properties fo:border-bottom="0.74pt solid #000000" fo:padding="0cm" fo:padding-left="0cm" fo:padding-right="0cm" fo:padding-top="0cm" fo:padding-bottom="0cm"/>
    </style:style>
    <style:style style:name="Académico.15" style:family="table-cell" style:data-style-name="N20100">
      <style:table-cell-properties fo:border-top="0.74pt solid #000000" fo:border-bottom="0.74pt solid #000000" fo:padding="0cm" fo:padding-left="0cm" fo:padding-right="0cm" fo:padding-top="0cm" fo:padding-bottom="0cm"/>
    </style:style>
    <style:style style:name="Académico.16" style:family="table-cell" style:data-style-name="N20000">
      <style:table-cell-properties fo:border-bottom="0.74pt solid #000000" fo:padding="0cm" fo:padding-left="0cm" fo:padding-right="0cm" fo:padding-top="0cm" fo:padding-bottom="0cm"/>
    </style:style>
    <table:table-template table:name="Academic" table:first-row-end-column="row" table:first-row-start-column="row" table:last-row-end-column="row" table:last-row-start-column="row">
      <table:first-row table:style-name="Académico.1"/>
      <table:last-row table:style-name="Académico.2"/>
      <table:first-column table:style-name="Académico.3"/>
      <table:last-column table:style-name="Académico.4"/>
      <table:body table:style-name="Académico.9"/>
      <table:even-rows table:style-name="Académico.5"/>
      <table:odd-rows table:style-name="Académico.6"/>
      <table:even-columns table:style-name="Académico.7"/>
      <table:odd-columns table:style-name="Académico.8"/>
      <table:background table:style-name="Académico.10"/>
      <loext:first-row-even-column table:style-name="Académico.15"/>
      <loext:last-row-even-column table:style-name="Académico.16"/>
      <loext:first-row-end-column table:style-name="Académico.12"/>
      <loext:first-row-start-column table:style-name="Académico.11"/>
      <loext:last-row-end-column table:style-name="Académico.14"/>
      <loext:last-row-start-column table:style-name="Académico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0T10:13:13.810525986</meta:creation-date>
    <meta:generator>LibreOffice/6.4.6.2$Linux_X86_64 LibreOffice_project/40$Build-2</meta:generator>
    <dc:date>2020-12-10T11:15:08.166772590</dc:date>
    <meta:editing-duration>PT41M31S</meta:editing-duration>
    <meta:editing-cycles>9</meta:editing-cycles>
    <meta:document-statistic meta:table-count="1" meta:image-count="0" meta:object-count="0" meta:page-count="4" meta:paragraph-count="148" meta:word-count="498" meta:character-count="3421" meta:non-whitespace-character-count="2831"/>
  </office:meta>
</office:document-meta>
</file>